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ff" draw:textarea-horizontal-align="justify" draw:textarea-vertical-align="top" draw:auto-grow-height="false" fo:min-height="24.25cm" fo:min-width="10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1.55cm" fo:min-width="8.7cm"/>
    </style:style>
    <style:style style:name="gr4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2.35cm" fo:min-width="8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24.5cm" svg:x="5cm" svg:y="1.9cm">
          <text:p text:style-name="P1">4G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10.3cm" svg:y="25.4cm">
          <draw:text-box>
            <text:p>0</text:p>
          </draw:text-box>
        </draw:frame>
        <draw:custom-shape draw:style-name="gr3" draw:text-style-name="P1" draw:layer="layout" svg:width="9.2cm" svg:height="11.8cm" svg:x="6.2cm" svg:y="13.6cm">
          <text:p text:style-name="P1">kuse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cm" svg:height="2.6cm" svg:x="6.2cm" svg:y="9.8cm">
          <text:p text:style-name="P1">kuseg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cm" svg:height="2.6cm" svg:x="6.2cm" svg:y="6.6cm">
          <text:p text:style-name="P1">kuseg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cm" svg:height="2.6cm" svg:x="6.2cm" svg:y="3.4cm">
          <text:p text:style-name="P1">kuseg2</text:p>
          <draw:enhanced-geometry svg:viewBox="0 0 21600 21600" draw:type="rectangle" draw:enhanced-path="M 0 0 L 21600 0 21600 21600 0 21600 0 0 Z N"/>
        </draw:custom-shape>
        <draw:frame draw:style-name="gr5" draw:layer="layout" svg:width="1.8cm" svg:height="1cm" svg:x="10.1cm" svg:y="12.5cm">
          <draw:text-box>
            <text:p>2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47:03.990359497</meta:creation-date>
    <dc:date>2015-08-14T10:55:35.644116758</dc:date>
    <meta:editing-duration>PT8M31S</meta:editing-duration>
    <meta:editing-cycles>2</meta:editing-cycles>
    <meta:generator>LibreOffice/4.3.3.2$Linux_X86_64 LibreOffice_project/430m0$Build-2</meta:generator>
    <meta:document-statistic meta:object-count="7"/>
  </office:meta>
</office:document-meta>
</file>